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e00" officeooo:paragraph-rsid="0017ae00"/>
    </style:style>
    <style:style style:name="P2" style:family="paragraph" style:parent-style-name="Standard" style:list-style-name="L1">
      <style:text-properties officeooo:rsid="0017ae00" officeooo:paragraph-rsid="0017ae00"/>
    </style:style>
    <style:style style:name="P3" style:family="paragraph" style:parent-style-name="Standard">
      <style:text-properties officeooo:rsid="00181c55" officeooo:paragraph-rsid="00181c55"/>
    </style:style>
    <style:style style:name="P4" style:family="paragraph" style:parent-style-name="Standard" style:list-style-name="L3">
      <style:text-properties officeooo:rsid="00181c55" officeooo:paragraph-rsid="00181c55"/>
    </style:style>
    <style:style style:name="P5" style:family="paragraph" style:parent-style-name="Standard" style:list-style-name="L4">
      <style:text-properties officeooo:rsid="00181c55" officeooo:paragraph-rsid="00181c55"/>
    </style:style>
    <style:style style:name="P6" style:family="paragraph" style:parent-style-name="Standard" style:list-style-name="L4">
      <style:text-properties officeooo:rsid="001875ea" officeooo:paragraph-rsid="001875ea"/>
    </style:style>
    <style:style style:name="P7" style:family="paragraph" style:parent-style-name="Standard">
      <style:text-properties officeooo:rsid="001875ea" officeooo:paragraph-rsid="001875ea"/>
    </style:style>
    <style:style style:name="P8" style:family="paragraph" style:parent-style-name="Standard" style:list-style-name="L5">
      <style:text-properties officeooo:paragraph-rsid="001875ea"/>
    </style:style>
    <style:style style:name="T1" style:family="text">
      <style:text-properties officeooo:rsid="001875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Ökologie</text:h>
      <text:p text:style-name="P1"/>
      <text:h text:style-name="Heading_20_2" text:outline-level="2">Autökologie</text:h>
      <text:p text:style-name="P1"/>
      <text:list xml:id="list1610417755" text:style-name="L1">
        <text:list-item>
          <text:p text:style-name="P2">Ökologische Potenz: Lebewesen können sich fortpflanzen</text:p>
        </text:list-item>
        <text:list-item>
          <text:p text:style-name="P2">Optimum: am meisten Nachkommen</text:p>
        </text:list-item>
        <text:list-item>
          <text:p text:style-name="P2">Pessimum: keine Fortpflanzung, aber Überleben</text:p>
        </text:list-item>
        <text:list-item>
          <text:p text:style-name="P2">Intesität des Ökofaktors außerhalb des Toleranzbereichs: Tod des Individuums</text:p>
        </text:list-item>
        <text:list-item>
          <text:p text:style-name="P2">→ Überlege dir Beispiele!</text:p>
        </text:list-item>
      </text:list>
      <text:p text:style-name="P1"/>
      <text:p text:style-name="P3">Ökofarkoren können folgendermaßen wirken:</text:p>
      <text:list xml:id="list3500127518" text:style-name="L3">
        <text:list-item>
          <text:p text:style-name="P4">Stimulierend (= auslösend)</text:p>
        </text:list-item>
        <text:list-item>
          <text:p text:style-name="P4">Modifizierend (=verändernd)</text:p>
        </text:list-item>
        <text:list-item>
          <text:p text:style-name="P4">Limitierend (=begranzend)</text:p>
        </text:list-item>
      </text:list>
      <text:p text:style-name="P3"/>
      <text:p text:style-name="P3">2) Modifikierende Ökofaktoren: k.B.:</text:p>
      <text:list xml:id="list2856858930" text:style-name="L4">
        <text:list-item>
          <text:p text:style-name="P5">Chinesische Primel:</text:p>
          <text:list>
            <text:list-item>
              <text:p text:style-name="P5">Weißblühend über 30C</text:p>
            </text:list-item>
            <text:list-item>
              <text:p text:style-name="P5">Rotblühend unter 30C</text:p>
            </text:list-item>
            <text:list-item>
              <text:p text:style-name="P5">(Grund: Enzym)</text:p>
            </text:list-item>
          </text:list>
        </text:list-item>
        <text:list-item>
          <text:p text:style-name="P5">Edelweiß</text:p>
          <text:list>
            <text:list-item>
              <text:p text:style-name="P5">Frostkeimer</text:p>
            </text:list-item>
          </text:list>
        </text:list-item>
        <text:list-item>
          <text:p text:style-name="P5">Geschlechtsbestimmung der Krokodile</text:p>
          <text:list>
            <text:list-item>
              <text:p text:style-name="P5">Bis 30E: nur Weibchen</text:p>
            </text:list-item>
            <text:list-item>
              <text:p text:style-name="P5">30-34C: Männchen und weibchen</text:p>
            </text:list-item>
            <text:list-item>
              <text:p text:style-name="P5">Ab 34C: nur Männchen</text:p>
            </text:list-item>
          </text:list>
        </text:list-item>
        <text:list-item>
          <text:p text:style-name="P6">Bergmannsche Gegel = Körpergrößenregel:</text:p>
          <text:list>
            <text:list-item>
              <text:p text:style-name="P6">Gleichwarme Tiere in kälteren Gebieten größer (Oberfächen zu Volumen Regel)</text:p>
            </text:list-item>
          </text:list>
        </text:list-item>
        <text:list-item>
          <text:p text:style-name="P6">Allensche Regel = Proportionsregel:</text:p>
          <text:list>
            <text:list-item>
              <text:p text:style-name="P6">Körperanhänge (z.B.: Ohren) in wärmeren Gebieten größer als in kalten</text:p>
            </text:list-item>
          </text:list>
        </text:list-item>
      </text:list>
      <text:p text:style-name="P7"/>
      <text:p text:style-name="P7">3) Limitierende Ökofaktoren:</text:p>
      <text:list xml:id="list1018219206" text:style-name="L5">
        <text:list-item>
          <text:p text:style-name="P8"><text:span text:style-name="T1">z.B.: Wassertemperatur bei tropischen Korallen: </text:span></text:p>
        </text:list-item>
        <text:list-item>
          <text:p text:style-name="P8"><text:span text:style-name="T1">Können nur überleben bei Temperatur über 20C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2:00:53.908440410</meta:creation-date>
    <dc:date>2022-02-18T12:29:56.740605053</dc:date>
    <meta:editing-duration>PT5M4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39" meta:character-count="963" meta:non-whitespace-character-count="876"/>
  </office:meta>
</office:document-meta>
</file>